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4pt" fo:letter-spacing="normal" fo:background-color="transparent" style:font-name-asian="Times New Roman1" style:font-size-asian="14pt" style:font-name-complex="Times New Roman1" style:font-size-complex="14pt"/>
    </style:style>
    <style:style style:name="P2"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4pt" fo:letter-spacing="normal" officeooo:paragraph-rsid="001a777d" fo:background-color="transparent" style:font-name-asian="Times New Roman1" style:font-size-asian="14pt" style:font-name-complex="Times New Roman1" style:font-size-complex="14pt"/>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4pt" fo:letter-spacing="normal" fo:background-color="transparent" style:font-name-asian="Times New Roman1" style:font-size-asian="14pt" style:font-name-complex="Times New Roman1"/>
    </style:style>
    <style:style style:name="P4"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4pt" fo:letter-spacing="normal" officeooo:rsid="0013120a" officeooo:paragraph-rsid="000febcc" fo:background-color="transparent" style:font-name-asian="Times New Roman1" style:font-size-asian="12.25pt" style:font-name-complex="Times New Roman1" style:font-size-complex="14pt"/>
    </style:style>
    <style:style style:name="P5"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1pt" fo:letter-spacing="normal" fo:background-color="transparent" style:font-name-asian="Times New Roman1" style:font-size-asian="11pt" style:font-name-complex="Times New Roman1"/>
    </style:style>
    <style:style style:name="P6"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1pt" fo:letter-spacing="normal" officeooo:rsid="000febcc" officeooo:paragraph-rsid="000febcc" fo:background-color="transparent" style:font-name-asian="Times New Roman1" style:font-size-asian="11pt" style:font-name-complex="Times New Roman1"/>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6pt" fo:letter-spacing="normal" fo:font-weight="bold" fo:background-color="transparent" style:font-name-asian="Times New Roman1" style:font-size-asian="16pt" style:font-weight-asian="bold" style:font-name-complex="Times New Roman1"/>
    </style:style>
    <style:style style:name="P8"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6pt" fo:letter-spacing="normal" fo:font-weight="bold" fo:background-color="transparent" style:font-name-asian="Times New Roman1" style:font-size-asian="16pt" style:font-weight-asian="bold" style:font-name-complex="Times New Roman1" style:font-size-complex="16pt" style:font-weight-complex="bold"/>
    </style:style>
    <style:style style:name="P9"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1pt" officeooo:paragraph-rsid="00132b67" style:font-size-asian="11pt"/>
    </style:style>
    <style:style style:name="P10" style:family="paragraph" style:parent-style-name="Standard">
      <style:paragraph-properties fo:margin-left="0cm" fo:margin-right="0cm" fo:margin-top="0cm" fo:margin-bottom="0cm" loext:contextual-spacing="false" fo:line-height="150%" fo:text-align="start" style:justify-single-word="false" fo:text-indent="0cm" style:auto-text-indent="false"/>
    </style:style>
    <style:style style:name="P11"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officeooo:paragraph-rsid="000d8b5d"/>
    </style:style>
    <style:style style:name="P12"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officeooo:paragraph-rsid="000e5774"/>
    </style:style>
    <style:style style:name="P13"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officeooo:paragraph-rsid="000febcc"/>
    </style:style>
    <style:style style:name="P14"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officeooo:paragraph-rsid="00132b67"/>
    </style:style>
    <style:style style:name="P15"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style:font-size-asian="14pt" style:font-size-complex="14pt"/>
    </style:style>
    <style:style style:name="P16"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officeooo:paragraph-rsid="00199371" style:font-size-asian="14pt" style:font-size-complex="14pt"/>
    </style:style>
    <style:style style:name="P17"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font-size="14pt" officeooo:rsid="000e5774" officeooo:paragraph-rsid="00199371" style:font-size-asian="14pt" style:font-size-complex="14pt"/>
    </style:style>
    <style:style style:name="P18"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officeooo:rsid="000e5774" officeooo:paragraph-rsid="000e5774"/>
    </style:style>
    <style:style style:name="P19"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4pt" fo:letter-spacing="normal" fo:background-color="transparent" style:font-name-asian="Times New Roman1" style:font-size-asian="14pt" style:font-name-complex="Times New Roman1" style:font-size-complex="14pt"/>
    </style:style>
    <style:style style:name="P20"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use-window-font-color="true" style:font-name="Times New Roman" fo:font-size="16pt" fo:letter-spacing="normal" fo:font-weight="normal" officeooo:rsid="001bfa40" officeooo:paragraph-rsid="001bfa40" fo:background-color="transparent" style:font-name-asian="Times New Roman1" style:font-size-asian="16pt" style:font-weight-asian="normal" style:font-name-complex="Times New Roman1" style:font-weight-complex="normal"/>
    </style:style>
    <style:style style:name="P21" style:family="paragraph" style:parent-style-name="Standard" style:master-page-name="Standard">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Times New Roman" fo:font-size="16pt" fo:letter-spacing="normal" fo:font-weight="normal" officeooo:rsid="001c13cb" officeooo:paragraph-rsid="001c13cb" fo:background-color="transparent" style:font-name-asian="Times New Roman1" style:font-size-asian="16pt" style:font-weight-asian="normal" style:font-name-complex="Times New Roman1" style:font-weight-complex="normal"/>
    </style:style>
    <style:style style:name="T1" style:family="text">
      <style:text-properties style:use-window-font-color="true" style:font-name="Times New Roman" fo:font-size="16pt" fo:letter-spacing="normal" fo:font-weight="bold" fo:background-color="transparent" loext:char-shading-value="0" style:font-name-asian="Times New Roman1" style:font-size-asian="16pt" style:font-weight-asian="bold" style:font-name-complex="Times New Roman1"/>
    </style:style>
    <style:style style:name="T2" style:family="text">
      <style:text-properties style:use-window-font-color="true" style:font-name="Times New Roman" fo:font-size="16pt" fo:letter-spacing="normal" fo:font-weight="bold" officeooo:rsid="000d8b5d" fo:background-color="transparent" loext:char-shading-value="0" style:font-name-asian="Times New Roman1" style:font-size-asian="16pt" style:font-weight-asian="bold" style:font-name-complex="Times New Roman1"/>
    </style:style>
    <style:style style:name="T3" style:family="text">
      <style:text-properties style:use-window-font-color="true" style:font-name="Times New Roman" fo:font-size="16pt" fo:letter-spacing="normal" fo:font-weight="bold" officeooo:rsid="000e5774" fo:background-color="transparent" loext:char-shading-value="0" style:font-name-asian="Times New Roman1" style:font-size-asian="16pt" style:font-weight-asian="bold" style:font-name-complex="Times New Roman1"/>
    </style:style>
    <style:style style:name="T4" style:family="text">
      <style:text-properties style:use-window-font-color="true" style:font-name="Times New Roman" fo:font-size="16pt" fo:letter-spacing="normal" fo:font-weight="bold" officeooo:rsid="000febcc" fo:background-color="transparent" loext:char-shading-value="0" style:font-name-asian="Times New Roman1" style:font-size-asian="16pt" style:font-weight-asian="bold" style:font-name-complex="Times New Roman1"/>
    </style:style>
    <style:style style:name="T5" style:family="text">
      <style:text-properties style:use-window-font-color="true" style:font-name="Times New Roman" fo:font-size="16pt" fo:letter-spacing="normal" fo:font-weight="bold" officeooo:rsid="00132b67" fo:background-color="transparent" loext:char-shading-value="0" style:font-name-asian="Times New Roman1" style:font-size-asian="16pt" style:font-weight-asian="bold" style:font-name-complex="Times New Roman1"/>
    </style:style>
    <style:style style:name="T6" style:family="text">
      <style:text-properties style:use-window-font-color="true" style:font-name="Times New Roman" fo:font-size="11pt" fo:letter-spacing="normal" fo:background-color="transparent" loext:char-shading-value="0" style:font-name-asian="Times New Roman1" style:font-size-asian="11pt" style:font-name-complex="Times New Roman1"/>
    </style:style>
    <style:style style:name="T7" style:family="text">
      <style:text-properties style:use-window-font-color="true" style:font-name="Times New Roman" fo:font-size="14pt" fo:letter-spacing="normal" fo:background-color="transparent" loext:char-shading-value="0" style:font-name-asian="Times New Roman1" style:font-size-asian="14pt" style:font-name-complex="Times New Roman1"/>
    </style:style>
    <style:style style:name="T8" style:family="text">
      <style:text-properties style:use-window-font-color="true" style:font-name="Times New Roman" fo:font-size="14pt" fo:letter-spacing="normal" officeooo:rsid="000ac3bb" fo:background-color="transparent" loext:char-shading-value="0" style:font-name-asian="Times New Roman1" style:font-size-asian="14pt" style:font-name-complex="Times New Roman1"/>
    </style:style>
    <style:style style:name="T9" style:family="text">
      <style:text-properties style:use-window-font-color="true" style:font-name="Times New Roman" fo:font-size="14pt" fo:letter-spacing="normal" fo:background-color="transparent" loext:char-shading-value="0" style:font-name-asian="Times New Roman1" style:font-size-asian="14pt" style:font-name-complex="Times New Roman1" style:font-size-complex="14pt"/>
    </style:style>
    <style:style style:name="T10" style:family="text">
      <style:text-properties style:use-window-font-color="true" style:font-name="Times New Roman" fo:font-size="14pt" fo:letter-spacing="normal" officeooo:rsid="0014ffb0" fo:background-color="transparent" loext:char-shading-value="0" style:font-name-asian="Times New Roman1" style:font-size-asian="14pt" style:font-name-complex="Times New Roman1"/>
    </style:style>
    <style:style style:name="T11" style:family="text">
      <style:text-properties style:use-window-font-color="true" style:font-name="Times New Roman" fo:font-size="14pt" fo:letter-spacing="normal" officeooo:rsid="0016713d" fo:background-color="transparent" loext:char-shading-value="0" style:font-name-asian="Times New Roman1" style:font-size-asian="14pt" style:font-name-complex="Times New Roman1"/>
    </style:style>
    <style:style style:name="T12" style:family="text">
      <style:text-properties style:use-window-font-color="true" style:font-name="Times New Roman" fo:font-size="14pt" fo:letter-spacing="normal" officeooo:rsid="00199371" fo:background-color="transparent" loext:char-shading-value="0" style:font-name-asian="Times New Roman1" style:font-size-asian="14pt" style:font-name-complex="Times New Roman1"/>
    </style:style>
    <style:style style:name="T13" style:family="text">
      <style:text-properties style:use-window-font-color="true" style:font-name="Times New Roman" fo:font-size="14pt" fo:letter-spacing="normal" officeooo:rsid="001a777d" fo:background-color="transparent" loext:char-shading-value="0" style:font-name-asian="Times New Roman1" style:font-size-asian="14pt" style:font-name-complex="Times New Roman1"/>
    </style:style>
    <style:style style:name="T14" style:family="text">
      <style:text-properties style:use-window-font-color="true" style:font-name="Times New Roman" fo:font-size="14pt" fo:letter-spacing="normal" officeooo:rsid="001bfa40" fo:background-color="transparent" loext:char-shading-value="0" style:font-name-asian="Times New Roman1" style:font-size-asian="14pt" style:font-name-complex="Times New Roman1"/>
    </style:style>
    <style:style style:name="T15" style:family="text">
      <style:text-properties style:use-window-font-color="true" style:font-name="Times New Roman" fo:font-size="14pt" fo:letter-spacing="normal" fo:background-color="transparent" loext:char-shading-value="0" style:font-name-asian="Times New Roman1" style:font-size-asian="12.25pt" style:font-name-complex="Times New Roman1" style:font-size-complex="14pt"/>
    </style:style>
    <style:style style:name="T16" style:family="text">
      <style:text-properties style:use-window-font-color="true" style:font-name="Times New Roman" fo:font-size="14pt" fo:letter-spacing="normal" officeooo:rsid="000d8b5d" fo:background-color="transparent" loext:char-shading-value="0" style:font-name-asian="Times New Roman1" style:font-size-asian="12.25pt" style:font-name-complex="Times New Roman1" style:font-size-complex="14pt"/>
    </style:style>
    <style:style style:name="T17" style:family="text">
      <style:text-properties style:use-window-font-color="true" style:font-name="Times New Roman" fo:font-size="14pt" fo:letter-spacing="normal" officeooo:rsid="000ddef1" fo:background-color="transparent" loext:char-shading-value="0" style:font-name-asian="Times New Roman1" style:font-size-asian="12.25pt" style:font-name-complex="Times New Roman1" style:font-size-complex="14pt"/>
    </style:style>
    <style:style style:name="T18" style:family="text">
      <style:text-properties style:use-window-font-color="true" style:font-name="Times New Roman" fo:font-size="14pt" fo:letter-spacing="normal" officeooo:rsid="000e5774" fo:background-color="transparent" loext:char-shading-value="0" style:font-name-asian="Times New Roman1" style:font-size-asian="12.25pt" style:font-name-complex="Times New Roman1" style:font-size-complex="14pt"/>
    </style:style>
    <style:style style:name="T19" style:family="text">
      <style:text-properties style:use-window-font-color="true" style:font-name="Times New Roman" fo:font-size="14pt" fo:letter-spacing="normal" officeooo:rsid="000febcc" fo:background-color="transparent" loext:char-shading-value="0" style:font-name-asian="Times New Roman1" style:font-size-asian="12.25pt" style:font-name-complex="Times New Roman1" style:font-size-complex="14pt"/>
    </style:style>
    <style:style style:name="T20" style:family="text">
      <style:text-properties style:use-window-font-color="true" style:font-name="Times New Roman" fo:font-size="14pt" fo:letter-spacing="normal" officeooo:rsid="0013120a" fo:background-color="transparent" loext:char-shading-value="0" style:font-name-asian="Times New Roman1" style:font-size-asian="12.25pt" style:font-name-complex="Times New Roman1" style:font-size-complex="14pt"/>
    </style:style>
    <style:style style:name="T21" style:family="text">
      <style:text-properties style:use-window-font-color="true" style:font-name="Times New Roman" fo:font-size="14pt" fo:letter-spacing="normal" officeooo:rsid="00132b67" fo:background-color="transparent" loext:char-shading-value="0" style:font-name-asian="Times New Roman1" style:font-size-asian="12.25pt" style:font-name-complex="Times New Roman1" style:font-size-complex="14pt"/>
    </style:style>
    <style:style style:name="T22" style:family="text">
      <style:text-properties style:use-window-font-color="true" style:font-name="Times New Roman" fo:font-size="14pt" fo:letter-spacing="normal" officeooo:rsid="001a777d" fo:background-color="transparent" loext:char-shading-value="0" style:font-name-asian="Times New Roman1" style:font-size-asian="12.25pt" style:font-name-complex="Times New Roman1" style:font-size-complex="14pt"/>
    </style:style>
    <style:style style:name="T23" style:family="text">
      <style:text-properties style:use-window-font-color="true" style:font-name="Times New Roman" fo:letter-spacing="normal" fo:background-color="transparent" loext:char-shading-value="0" style:font-name-asian="Times New Roman1" style:font-name-complex="Times New Roman1"/>
    </style:style>
    <style:style style:name="T24" style:family="text">
      <style:text-properties style:use-window-font-color="true" style:font-name="Times New Roman" fo:letter-spacing="normal" officeooo:rsid="000ac3bb" fo:background-color="transparent" loext:char-shading-value="0" style:font-name-asian="Times New Roman1" style:font-name-complex="Times New Roman1"/>
    </style:style>
    <style:style style:name="T25" style:family="text">
      <style:text-properties style:use-window-font-color="true" style:font-name="Times New Roman" fo:letter-spacing="normal" officeooo:rsid="000ad8c9" fo:background-color="transparent" loext:char-shading-value="0" style:font-name-asian="Times New Roman1" style:font-name-complex="Times New Roman1"/>
    </style:style>
    <style:style style:name="T26" style:family="text">
      <style:text-properties style:use-window-font-color="true" style:font-name="Times New Roman" fo:letter-spacing="normal" officeooo:rsid="000c1faf" fo:background-color="transparent" loext:char-shading-value="0" style:font-name-asian="Times New Roman1" style:font-name-complex="Times New Roman1"/>
    </style:style>
    <style:style style:name="T27" style:family="text">
      <style:text-properties style:use-window-font-color="true" style:font-name="Times New Roman" fo:letter-spacing="normal" officeooo:rsid="00199371" fo:background-color="transparent" loext:char-shading-value="0" style:font-name-asian="Times New Roman1" style:font-name-complex="Times New Roman1"/>
    </style:style>
    <style:style style:name="T28" style:family="text">
      <style:text-properties style:use-window-font-color="true" style:font-name="Times New Roman" fo:letter-spacing="normal" officeooo:rsid="000febcc" fo:background-color="transparent" loext:char-shading-value="0" style:font-name-asian="Times New Roman1" style:font-size-asian="12.25pt" style:font-name-complex="Times New Roman1"/>
    </style:style>
    <style:style style:name="T29" style:family="text">
      <style:text-properties style:use-window-font-color="true" style:font-name="Times New Roman" fo:letter-spacing="normal" officeooo:rsid="001a777d" fo:background-color="transparent" loext:char-shading-value="0" style:font-name-asian="Times New Roman1" style:font-size-asian="12.25pt" style:font-name-complex="Times New Roman1"/>
    </style:style>
    <style:style style:name="T30" style:family="text">
      <style:text-properties fo:font-size="14pt" style:font-size-asian="12.25pt" style:font-size-complex="14pt"/>
    </style:style>
    <style:style style:name="T31" style:family="text">
      <style:text-properties fo:font-size="14pt" officeooo:rsid="0011c318" style:font-size-asian="12.25pt" style:font-size-complex="14pt"/>
    </style:style>
    <style:style style:name="T32" style:family="text">
      <style:text-properties fo:font-size="14pt" officeooo:rsid="0013120a" style:font-size-asian="12.25pt" style:font-size-complex="14pt"/>
    </style:style>
    <style:style style:name="T33" style:family="text">
      <style:text-properties fo:font-weight="bold" style:font-weight-asian="bold"/>
    </style:style>
    <style:style style:name="T34" style:family="text">
      <style:text-properties fo:font-weight="bold" officeooo:rsid="000d8b5d" style:font-weight-asian="bold"/>
    </style:style>
    <style:style style:name="T35" style:family="text">
      <style:text-properties officeooo:rsid="001c13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3">Представлення(1 слайд)</text:span></text:p>
      <text:p text:style-name="P20">Доброго дня шановні присутні, я представник команди княгининівського ліцею Куліш Богда<text:span text:style-name="T35">н</text:span> представляю роботу на тему Планування та обробка даних польоту дронів</text:p>
      <text:p text:style-name="P11"><text:span text:style-name="T1">А</text:span><text:span text:style-name="T2">лгоритми(2 слайд)</text:span></text:p>
      <text:p text:style-name="P11"><text:span text:style-name="T6"><text:s/></text:span><text:span text:style-name="T16">Для точної візуалізації та планування польоту були дослідженні параметри фотоапаратів та дронів та виведені деякі формули. За допомогою даних про матрицю камери, фокусну відстань </text:span><text:span text:style-name="T18">та висоту дрона над обʼктам у момент спрацювання затвору камери</text:span><text:span text:style-name="T16"> ми можемо дізнатися розмір довжини та ширини сфотографованої території </text:span><text:span text:style-name="T17">за допомогою формул які ви можете побачити на екрані</text:span></text:p>
      <text:p text:style-name="P12"><text:span text:style-name="T1">А</text:span><text:span text:style-name="T2">лгоритми(</text:span><text:span text:style-name="T3">3</text:span><text:span text:style-name="T2"> слайд)</text:span></text:p>
      <text:p text:style-name="P18"><text:span text:style-name="T17">Н</text:span><text:span text:style-name="T15">аступний алгоритм це </text:span><text:span text:style-name="T19">focus stacking, за допомогою якого ми можемо на основі декількох нечітких фотографій створити чітку фотографію</text:span></text:p>
      <text:p text:style-name="P17"><text:span text:style-name="T28">Спочатку ми змін</text:span><text:span text:style-name="T29">юємо</text:span><text:span text:style-name="T28"> розмір кожної фотографії до 1920*1440 пікселів. Далі за допомогою таких фільтрів як Гаусове розмиття та оператор Лапласа алгоритм виділив ділянки які не є сфокусованими та створив зображення лише із сфокусованими ділянками</text:span></text:p>
      <text:p text:style-name="P13"><text:span text:style-name="T1">А</text:span><text:span text:style-name="T2">лгоритми(</text:span><text:span text:style-name="T4">4</text:span><text:span text:style-name="T2"> слайд)</text:span></text:p>
      <text:p text:style-name="P6"><text:span text:style-name="T30">Також ми </text:span><text:span text:style-name="T31">використали алгоритм під назвою оптичний потік, за допомогою якого ми можемо відсліткувати обʼєкти які змінюють своє місцеположення, </text:span><text:span text:style-name="T32">на слайді ми можемо побачити, що рухомі обʼєкти, а саме машини, виділені на чорній масці, отже вони є рухомі</text:span></text:p>
      <text:p text:style-name="P14"><text:span text:style-name="T1">А</text:span><text:span text:style-name="T2">лгоритми(</text:span><text:span text:style-name="T5">5</text:span><text:span text:style-name="T2"> слайд)</text:span></text:p>
      <text:p text:style-name="P9"><text:span text:style-name="T20">З</text:span><text:span text:style-name="T21">а допомогою алгоритму кластеризації к-середніх ми можемо знайти найпоширеніші кольори на зображенні, після чого вибрати колір, який </text:span><text:soft-page-break/><text:span text:style-name="T21">відповідає сухій ділянці та подивитися де він знаходиться на зображенні</text:span><text:span text:style-name="T22">. </text:span><text:span text:style-name="T9">Спочатку ми перетворюємо зображення на двовимірний масив, тому що цей алгоритм передбачає саме такий тип данних. Далі на площині x, y ми розташовуємо всі елементи масиву. Після того ми розташовуємо у випадковому місцеположенні точки, які в подальшому будуть відповідати за середні значення. Також кількість цих точок визначається кількостю кольорів які вів користувач. </text:span><text:span text:style-name="T21">Кожна точка знаходить елементи масиву, які знаходяться найближче до неї, вираховує їхнє середнє значення і ставиться наново на площині x, y. Так відбувається декілька ітерацій доки змін не будуть мінімальні або нульові.</text:span></text:p>
      <text:p text:style-name="P4"/>
      <text:p text:style-name="P7">Інсталяція</text:p>
      <text:p text:style-name="P10"><text:span text:style-name="T7">За допомогою сервісу гітхаб користувач може завантажити нашу розробку. На слайді ми можемо побачити файл readme у якому описаний спосіб установки. </text:span><text:span text:style-name="T13">На даний час програма працює</text:span><text:span text:style-name="T7"> на ОС Linux. Щоб виконати інсталяцію достатньо зробити такі кроки: </text:span></text:p>
      <text:p text:style-name="P3">Скачати віртуальне середовище анаконда</text:p>
      <text:p text:style-name="P3">Клонувати проект із гітхаба на локальний компʼютер </text:p>
      <text:p text:style-name="P3">Відкрити завантажену папку у консолі cmd</text:p>
      <text:p text:style-name="P10"><text:span text:style-name="T7">Виконату команди описані у файлі readm</text:span><text:span text:style-name="T13">е</text:span></text:p>
      <text:p text:style-name="P7">Перейдемо до демонстрації</text:p>
      <text:p text:style-name="P5"/>
      <text:p text:style-name="P8">Завдання 1</text:p>
      <text:p text:style-name="P10"><text:span text:style-name="T7">На інтерфейсі користувача ми можемо ввести дані дрона, який буде використаний про обльоті території та спроектувати траекторію </text:span><text:soft-page-break/><text:span text:style-name="T7">польоту та розрахувати мінімальну кількість разів спрацювання затвору камери. Насамперед ми можемо ввести допустиму висоту польоту, тобто максимальну висоту( наприклад введемо 2000 метрів) на яку може піднятися наш дрон, далі ми можемо вказати рівень заряду батареї у процентах на момент запуску дрона,( нехай наш дрон заряджений повністю, тому ми введемо 100) також ми повинні вказати витрати заряду на 100 метрів польоту та на одне спрацювання затвору камери ( вкажемо 5 та 0.2 ).</text:span></text:p>
      <text:p text:style-name="P10"><text:span text:style-name="T7">Відповідно параметрів матриці камери ми вказуємо дані, за приклад ми взялу камеру з матрицею 1/4, а саме </text:span><text:span text:style-name="T14">висота </text:span><text:span text:style-name="T7">2.4 мм </text:span><text:span text:style-name="T14">та ширина</text:span><text:span text:style-name="T7"> 3.2 мм та фокусну відстань 3 мм. Далі ми вибираємо фотографію або карту площі над якою буде літати дрон(вибрати карту), а також ми повинні вказати розмір площі яку ми фотографували задля більш точного планування польоту</text:span><text:span text:style-name="T10">( ввести </text:span><text:span text:style-name="T11">100</text:span><text:span text:style-name="T14">0</text:span><text:span text:style-name="T10"> на </text:span><text:span text:style-name="T11">640</text:span><text:span text:style-name="T10"> метрів)</text:span><text:span text:style-name="T7">, також були передбачені випадки, коли користувач випадково може ввести невірні дані, наприклад: користувач випадково ввів заряд дрону 101%, програма попередить користувача про цю помилку та не дозволить розпочати роботу із невірними даними. Якщо всі дані були введені вірно, то перед нами відкриється вікно із завантаженою раніше фотографією та рівнем заряду дрон у цей момент, при нажатті у будь яке місце на карті це буде вибрано як початкова контрольна точка, також відкриється <text:s/>вікно де ми можемо ввести висоту на якій буде знаходитися дрон у даній контрольній точці, якщо користувач введе недопустиму висоту програма попередить нас про це, наприклад введемо 2200 м, відповідно попередніх параметрів, дрон не може піднятися на таку висоту, тому введемо (</text:span><text:span text:style-name="T11">120</text:span><text:span text:style-name="T7">), далі виберемо другу контрольну точку та висоту на яку підніметься або опуститься дрон, ми можемо помітити, що програма </text:span><text:soft-page-break/><text:span text:style-name="T7">побудувала траекторію польоту та виділила ту площу, де дрон зробить фото, </text:span><text:span text:style-name="T8">за допомогою кнопки </text:span><text:span text:style-name="T12">Завершити редагування точок</text:span><text:span text:style-name="T8"> ми можемо завершити планування польоту. А про інші можливості нашої програми розкаже співдоповідач Микола.</text:span></text:p>
      <text:p text:style-name="P8"/>
      <text:p text:style-name="P8">Завдання 2</text:p>
      <text:p text:style-name="P10"><text:span text:style-name="T6"><text:tab/></text:span><text:span text:style-name="T9">Після того як користувач отримав зображення після польоту дрону, виникає питання: що робити з зображеннями, які можуть бути більш або менш сфокусованими?</text:span></text:p>
      <text:p text:style-name="P1"><text:tab/>Ми розвʼязали це завдання, застосувавши алгоритм під назвою Фокус-стекінг. </text:p>
      <text:p text:style-name="P15"><text:span text:style-name="T23"><text:tab/>1. Для початку </text:span><text:span text:style-name="T27">роботи</text:span><text:span text:style-name="T23"> користувач відкриває папку, у якій знаходяться потрібні фотографії</text:span><text:span text:style-name="T24">, для цього у лівому верхньому кутку екрану виберемо </text:span><text:span text:style-name="T23">(Файл &gt; Відкрити файл(и) &gt; Focus_stacking &gt; Ctrl+A &gt; Відкрити).</text:span></text:p>
      <text:p text:style-name="P15"><text:span text:style-name="T23"><text:tab/>2. При перегляді </text:span><text:span text:style-name="T24">м</text:span><text:span text:style-name="T23">и може</text:span><text:span text:style-name="T24">мо</text:span><text:span text:style-name="T23"> побачити несфокусовану область зліва, в центрі та справа у цих зображеннях.(3 рази перекрутити вперед фотографії)</text:span></text:p>
      <text:p text:style-name="P1"><text:tab/>3. Щоб зробити з 3 несфокусованиих фотографій одну сфокусовану, натиснемо Файл &gt; Дія &gt; Фокус-стекінг і у нас появилось діалогове вікно з вихідним зображення, яке зберігається у папці проекту.</text:p>
      <text:p text:style-name="P1"/>
      <text:p text:style-name="P1">Алгоритм чудово справляється зі своїми задачами, але він має свої обмеження:</text:p>
      <text:p text:style-name="P15"><text:span text:style-name="T23"><text:tab/>1. Візьмемо для прикладу інший набір фотографій, </text:span><text:span text:style-name="T25">для цього знову перейдемо </text:span><text:span text:style-name="T23">( Файл &gt; Відкрити файл(и) &gt; Blur &gt; Ctrl+A &gt; Відкрити)</text:span></text:p>
      <text:p text:style-name="P1"><text:soft-page-break/><text:s/><text:tab/>2. При перегляді ви можете побачити що ліва частина фотографій залишилась незмінною, а права частина відрізняється за різкістю. Запустимо цей алгоритм знову.( Файл &gt; Дія &gt; Фокус-стекінг)</text:p>
      <text:p text:style-name="P2"><text:tab/>3. Якщо декілька фотографій має одну і ту ж несфокусовану ділянку, алгоритм не зможе виправити це, тому що у нього не буде даних для обробки у нашому випадку лівої частини фотографії.</text:p>
      <text:p text:style-name="P8">Завдання 4</text:p>
      <text:p text:style-name="P10"><text:span text:style-name="T6"><text:tab/></text:span><text:span text:style-name="T9">Якщо користувачу потрібно зробити неперервну послідовність зображень польоту дрону, ми реалізували алгоритм, який діє наступним чином:</text:span></text:p>
      <text:p text:style-name="P1">1. У цьому ж вікні вибираємо зображення які нам треба обʼєднати у відео(Файл &gt; Відкрити файл(и) &gt; Original &gt; Ctrl+A &gt; Відкрити)</text:p>
      <text:p text:style-name="P16"><text:span text:style-name="T23">2. Вибираємо Файл &gt; Дія &gt; Зробити відео. Спочатку ми вибираємо, скільки ка</text:span><text:span text:style-name="T27">дрів</text:span><text:span text:style-name="T23"> у секунду користувач буде бачити у відео. Якщо фотографій не багато, як у нашому випадку можна поставити 1.</text:span></text:p>
      <text:p text:style-name="P16"><text:span text:style-name="T23">3. Після цього </text:span><text:span text:style-name="T25">відео зберігається у папку проекту, де його можна переглянути</text:span><text:span text:style-name="T23">.</text:span><text:span text:style-name="T25">(включити перегляд)</text:span></text:p>
      <text:p text:style-name="P5"/>
      <text:p text:style-name="P5"/>
      <text:p text:style-name="P8">Завдання 5</text:p>
      <text:p text:style-name="P10"><text:span text:style-name="T6"><text:tab/></text:span><text:span text:style-name="T9">Для того, щоб зобразити відмінності між фотографіями, які дрон зробив у два проходи, ми застосували алгоритм, який має назву Оптичний потік та діє наступним чином:</text:span></text:p>
      <text:p text:style-name="P15"><text:span text:style-name="T23"><text:tab/>1. Користувач обирає зображення, які по</text:span><text:span text:style-name="T26">т</text:span><text:span text:style-name="T23">рібно обробити( Файл &gt; Відкрити файл(и) &gt; OpticalFlow &gt; Ctrl+A &gt; Відкрити)</text:span></text:p>
      <text:p text:style-name="P15"><text:span text:style-name="T23"><text:tab/>2. При перегляді фотографій </text:span><text:span text:style-name="T26">м</text:span><text:span text:style-name="T23">и може</text:span><text:span text:style-name="T26">мо</text:span><text:span text:style-name="T23"> побачити обʼєкти, які рухаються. <text:s/>Натискаємо Файл &gt; Дія &gt; Оптичний потік. <text:s/></text:span></text:p>
      <text:p text:style-name="P15"><text:soft-page-break/><text:span text:style-name="T23"><text:tab/>3. Алгоритм запитує користувача, скільки кадрів в секунду має показувати відео та створює відео. Після </text:span><text:span text:style-name="T26">цього</text:span><text:span text:style-name="T23"> за допомогою математичних розрахунків бібліотеки opencv знаходиться обʼєкт, який змінив своє місцеположення та зафарбувується у відповідний колір. Алгоритм показує слайдшоу для користувача, як результат.Далі всі кадри зберігаються у папці проекту та показуються для користувача.(перейти до Task5)</text:span></text:p>
      <text:p text:style-name="P1"><text:tab/>4. У цьому вікні користувач може порівняти дві фотографії одночасно, та відслідкувати які обʼєкти рухались впродовж зйомки.</text:p>
      <text:p text:style-name="P1"><text:tab/>5. Поглянемо за зображення 2(вліво до 2 зображення):</text:p>
      <text:p text:style-name="P15"><text:span text:style-name="T23"><text:tab/>На перший погляд це баг, але </text:span><text:span text:style-name="T26">це зовсім не так,</text:span><text:span text:style-name="T23"> алгоритм відслідковує положення рухомих об'єктів, і якщо на 1 кадрі випадково об'єкти будуть чимось перекриті, то алгоритм запропонує можливе розташування цих об'єктів, виходячи з інформації про сусідні кадри. Тобто кадр з відсутніми об'єктами - це наша модель ситуації, коли об'єкти чимось перекриваються.</text:span></text:p>
      <text:p text:style-name="P5"><text:tab/></text:p>
      <text:p text:style-name="P8">Завдання 6</text:p>
      <text:p text:style-name="P5"><text:tab/></text:p>
      <text:p text:style-name="P10"><text:span text:style-name="T6"><text:tab/></text:span><text:span text:style-name="T9">Для того, щоб користувач міг знайти ділянки поля, які потрібно полити, ми застосували алгоритм, який діє наступним чином:</text:span></text:p>
      <text:p text:style-name="P1"><text:tab/></text:p>
      <text:p text:style-name="P1"><text:tab/>1. Користувач вибирає зображення( Файл &gt; Відкрити файл(и) &gt; Original &gt; 1 фотографія &gt; Відкрити)</text:p>
      <text:p text:style-name="P15"><text:span text:style-name="T23"><text:tab/>2. Далі вв</text:span><text:span text:style-name="T26">е</text:span><text:span text:style-name="T23">д</text:span><text:span text:style-name="T26">емр</text:span><text:span text:style-name="T23"> кількість кольорів, які йому потрібно знайти для певного зображення</text:span></text:p>
      <text:p text:style-name="P1"><text:tab/>3. Алгоритм використовує підрозділ машинного навчання, а саме <text:soft-page-break/>кластеризацію середніх значень, він працює наступним чином:</text:p>
      <text:p text:style-name="P15"><text:span text:style-name="T23"><text:tab/>4. Після того, як користувач, отримав кольори, які є у зображенні, він може натиснути на </text:span><text:span text:style-name="T26">колір, який зазвичай має неполита ділянка</text:span><text:span text:style-name="T23">(Вибирай сірий кольор, світліший), алгоритм виділяє всю ділянку, де є цей кольор і зображає її у вигляді маски.</text:span></text:p>
      <text:p text:style-name="P1"><text:tab/>5. У нижньому правому кутку ми можемо побачити вірогідність від 0 до 1, що цю ділянку потрібно полити і наскільки ефективно. </text:p>
      <text:p text:style-name="P15"><text:span text:style-name="T23"><text:tab/>6. Цей алгоритм не </text:span><text:span text:style-name="T26">дає</text:span><text:span text:style-name="T23"> 100% </text:span><text:span text:style-name="T26">вірогідність</text:span><text:span text:style-name="T23"> для користувача, він лише допомагає йому визначити ділянку, яку потрібно полити</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1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19T21:41:41.660631926</dc:date>
    <meta:editing-duration>PT9H25M39S</meta:editing-duration>
    <meta:editing-cycles>4</meta:editing-cycles>
    <meta:generator>LibreOffice/6.0.7.3$Linux_X86_64 LibreOffice_project/00m0$Build-3</meta:generator>
    <meta:document-statistic meta:table-count="0" meta:image-count="0" meta:object-count="0" meta:page-count="7" meta:paragraph-count="55" meta:word-count="1279" meta:character-count="8765" meta:non-whitespace-character-count="7502"/>
  </office:meta>
</office:document-meta>
</file>